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301.8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3" style:family="table-cell" style:parent-style-name="Default" style:data-style-name="N1"/>
    <style:style style:name="ce2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2"/>
    <style:style style:name="ce27" style:family="table-cell" style:parent-style-name="Default" style:data-style-name="N121"/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Settings</text:p>
          </table:table-cell>
          <table:table-cell office:value-type="string" calcext:value-type="string">
            <text:p>mGallons/m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210" calcext:value-type="float">
            <text:p>12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luetooth Inputs</text:p>
          </table:table-cell>
          <table:table-cell office:value-type="string" calcext:value-type="string">
            <text:p>Blue Revolutions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 Revolutions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Calculations</text:p>
          </table:table-cell>
          <table:table-cell office:value-type="string" calcext:value-type="string">
            <text:p>Ratio</text:p>
          </table:table-cell>
          <table:table-cell table:style-name="ce3" table:formula="of:=ROUNDDOWN([.C7]/[.C8]*10000)" office:value-type="float" office:value="13333" calcext:value-type="float">
            <text:p>13333</text:p>
          </table:table-cell>
          <table:table-cell table:style-name="ce25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6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7]*[.C4]" office:value-type="float" office:value="400000" calcext:value-type="float">
            <text:p>400000</text:p>
          </table:table-cell>
          <table:table-cell table:number-columns-repeated="2"/>
          <table:table-cell office:value-type="string" calcext:value-type="string">
            <text:p>Steps Blue = Blue Revolutions * Steps/Re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8]*[.C4]" office:value-type="float" office:value="300000" calcext:value-type="float">
            <text:p>300000</text:p>
          </table:table-cell>
          <table:table-cell table:number-columns-repeated="2"/>
          <table:table-cell office:value-type="string" calcext:value-type="string">
            <text:p>Steps Red = Red Revolutions * Steps/Rev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rogram Precision</text:p>
          </table:table-cell>
          <table:table-cell/>
          <table:table-cell office:value-type="string" calcext:value-type="string">
            <text:p>Extra Preci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l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ROUNDDOWN([.$C2]/60 * [.$C5] / [.$C3] * [.$C4])" office:value-type="float" office:value="1272" calcext:value-type="float">
            <text:p>1272</text:p>
          </table:table-cell>
          <table:table-cell table:formula="of:=ROUNDDOWN([.$C2]/60 * [.$C5] / [.$C3] * [.$C4] * 1000)" office:value-type="float" office:value="1272727" calcext:value-type="float">
            <text:p>1272727</text:p>
          </table:table-cell>
          <table:table-cell table:formula="of:=ROUNDDOWN([.C2]/60 * [.C5] / [.C3] * [.C4]; [.E16])" office:value-type="float" office:value="1272.72" calcext:value-type="float">
            <text:p>1272.72</text:p>
          </table:table-cell>
          <table:table-cell office:value-type="string" calcext:value-type="string">
            <text:p>Steps/Sec = (mGPM/60) * (Cu-in/gal) <text:s/>/ (mCu-in/rev) * (Steps/Rev)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$C17]*[.$C10]/([.$C10]+10000))" office:value-type="float" office:value="726" calcext:value-type="float">
            <text:p>726</text:p>
          </table:table-cell>
          <table:table-cell table:formula="of:=ROUNDDOWN([.D17]*[.$C10]/([.$C10]+10000))" office:value-type="float" office:value="727264" calcext:value-type="float">
            <text:p>727264</text:p>
          </table:table-cell>
          <table:table-cell table:formula="of:=ROUNDDOWN([.E17]*[.C10]/([.C10]+10000); [.E16])" office:value-type="float" office:value="727.26" calcext:value-type="float">
            <text:p>727.26</text:p>
          </table:table-cell>
          <table:table-cell office:value-type="string" calcext:value-type="string">
            <text:p>Steps/Sec Blue = Steps/Sec * Ratio / (Ratio + 100)</text:p>
          </table:table-cell>
          <table:table-cell table:formula="of:=[.D17]*[.C10]" office:value-type="float" office:value="16969269091" calcext:value-type="float">
            <text:p>16969269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$C17]*10000/([.$C10]+10000))" office:value-type="float" office:value="545" calcext:value-type="float">
            <text:p>545</text:p>
          </table:table-cell>
          <table:table-cell table:formula="of:=ROUNDDOWN([.D17]*10000/([.$C10]+10000))" office:value-type="float" office:value="545462" calcext:value-type="float">
            <text:p>545462</text:p>
          </table:table-cell>
          <table:table-cell table:formula="of:=ROUNDDOWN([.E17]*10000/([.C10]+10000); [.E16])" office:value-type="float" office:value="545.45" calcext:value-type="float">
            <text:p>545.45</text:p>
          </table:table-cell>
          <table:table-cell office:value-type="string" calcext:value-type="string">
            <text:p>Steps/Sec Red = Steps/Sec * 100 / (Ratio +100)</text:p>
          </table:table-cell>
          <table:table-cell table:number-columns-repeated="5"/>
        </table:table-row>
        <table:table-row table:style-name="ro1" table:number-rows-repeated="2">
          <table:table-cell table:style-name="ce24"/>
          <table:table-cell table:number-columns-repeated="10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Check Steps/Sec</text:p>
          </table:table-cell>
          <table:table-cell table:formula="of:=[.C18]+[.C19]" office:value-type="float" office:value="1271" calcext:value-type="float">
            <text:p>1271</text:p>
          </table:table-cell>
          <table:table-cell table:formula="of:=([.D18]+[.D19])" office:value-type="float" office:value="1272726" calcext:value-type="float">
            <text:p>1272726</text:p>
          </table:table-cell>
          <table:table-cell table:formula="of:=[.E18]+[.E19]" office:value-type="float" office:value="1272.71" calcext:value-type="float">
            <text:p>1272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/Sec Ratio</text:p>
          </table:table-cell>
          <table:table-cell table:style-name="ce25" table:formula="of:=[.C18]/[.C19]*100" office:value-type="float" office:value="133.211009174312" calcext:value-type="float">
            <text:p>133.21</text:p>
          </table:table-cell>
          <table:table-cell table:style-name="ce25" table:formula="of:=[.D18]/[.D19]*100" office:value-type="float" office:value="133.329911157881" calcext:value-type="float">
            <text:p>133.33</text:p>
          </table:table-cell>
          <table:table-cell table:style-name="ce25" table:formula="of:=[.E18]/[.E19]*100" office:value-type="float" office:value="133.332111100926" calcext:value-type="float">
            <text:p>133.3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style-name="ce27" table:formula="of:=[.$C12]/[.C18]" office:value-type="float" office:value="550.964187327824" calcext:value-type="float">
            <text:p>551.0</text:p>
          </table:table-cell>
          <table:table-cell table:style-name="ce27" table:formula="of:=[.$C12]/([.D18]/1000)" office:value-type="float" office:value="550.006600079201" calcext:value-type="float">
            <text:p>550.0</text:p>
          </table:table-cell>
          <table:table-cell table:style-name="ce27" table:formula="of:=[.C12]/[.E18]" office:value-type="float" office:value="550.009625168441" calcext:value-type="float">
            <text:p>550.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style-name="ce27" table:formula="of:=[.$C13]/[.C19]" office:value-type="float" office:value="550.45871559633" calcext:value-type="float">
            <text:p>550.5</text:p>
          </table:table-cell>
          <table:table-cell table:style-name="ce27" table:formula="of:=[.$C13]/([.D19]/1000)" office:value-type="float" office:value="549.99248343606" calcext:value-type="float">
            <text:p>550.0</text:p>
          </table:table-cell>
          <table:table-cell table:style-name="ce27" table:formula="of:=[.C13]/[.E19]" office:value-type="float" office:value="550.004583371528" calcext:value-type="float">
            <text:p>550.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8]/[.$C4]*60" office:value-type="float" office:value="217.8" calcext:value-type="float">
            <text:p>217.8</text:p>
          </table:table-cell>
          <table:table-cell table:formula="of:=[.D18]/[.$C4]*60" office:value-type="float" office:value="218179.2" calcext:value-type="float">
            <text:p>218179.2</text:p>
          </table:table-cell>
          <table:table-cell table:formula="of:=[.E18]/[.C4]*60" office:value-type="float" office:value="218.178" calcext:value-type="float">
            <text:p>218.1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9]/[.$C4]*60" office:value-type="float" office:value="163.5" calcext:value-type="float">
            <text:p>163.5</text:p>
          </table:table-cell>
          <table:table-cell table:formula="of:=[.D19]/[.$C4]*60" office:value-type="float" office:value="163638.6" calcext:value-type="float">
            <text:p>163638.6</text:p>
          </table:table-cell>
          <table:table-cell table:formula="of:=[.E19]/[.C4]*60" office:value-type="float" office:value="163.635" calcext:value-type="float">
            <text:p>163.6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atio</text:p>
          </table:table-cell>
          <table:table-cell table:style-name="ce25" table:formula="of:=[.C28]/[.C29]*100" office:value-type="float" office:value="133.211009174312" calcext:value-type="float">
            <text:p>133.21</text:p>
          </table:table-cell>
          <table:table-cell table:style-name="ce25" table:formula="of:=[.D28]/[.D29]*100" office:value-type="float" office:value="133.329911157881" calcext:value-type="float">
            <text:p>133.33</text:p>
          </table:table-cell>
          <table:table-cell table:style-name="ce25" table:formula="of:=[.E28]/[.E29]*100" office:value-type="float" office:value="133.332111100926" calcext:value-type="float">
            <text:p>133.33</text:p>
          </table:table-cell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15"/>
        <table:table-column table:style-name="co7" table:number-columns-repeated="4" table:default-cell-style-name="ce17"/>
        <table:table-column table:style-name="co7" table:default-cell-style-name="ce18"/>
        <table:table-column table:style-name="co7" table:default-cell-style-name="ce19"/>
        <table:table-column table:style-name="co7" table:default-cell-style-name="ce18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4" office:value-type="string" calcext:value-type="string">
            <text:p>Ratio</text:p>
          </table:table-cell>
          <table:table-cell table:style-name="ce16" office:value-type="string" calcext:value-type="string">
            <text:p>Target Red (RPM)</text:p>
          </table:table-cell>
          <table:table-cell table:style-name="ce16" office:value-type="string" calcext:value-type="string">
            <text:p>Actual Red (RPM)</text:p>
          </table:table-cell>
          <table:table-cell table:style-name="ce16" office:value-type="string" calcext:value-type="string">
            <text:p>Target Blue (RPM)</text:p>
          </table:table-cell>
          <table:table-cell table:style-name="ce16" office:value-type="string" calcext:value-type="string">
            <text:p>Actual Blue (RPM)</text:p>
          </table:table-cell>
          <table:table-cell table:style-name="ce16" office:value-type="string" calcext:value-type="string">
            <text:p>Actual Ratio</text:p>
          </table:table-cell>
          <table:table-cell table:style-name="ce16" office:value-type="string" calcext:value-type="string">
            <text:p>Ratio % Error</text:p>
          </table:table-cell>
          <table:table-cell table:style-name="ce16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3:02:42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9-20T13:04:04.529000000</dc:date>
    <meta:editing-duration>P1DT16H39M35S</meta:editing-duration>
    <meta:editing-cycles>22</meta:editing-cycles>
    <meta:document-statistic meta:table-count="2" meta:cell-count="113" meta:object-count="0"/>
  </office:meta>
</office:document-meta>
</file>